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291666666666667in"/>
    </style:style>
    <style:style style:name="co3" style:family="table-column">
      <style:table-column-properties fo:break-before="auto" style:column-width="0.7708333333333334in"/>
    </style:style>
    <style:style style:name="co4" style:family="table-column">
      <style:table-column-properties fo:break-before="auto" style:column-width="0.6979166666666666in"/>
    </style:style>
    <style:style style:name="co5" style:family="table-column">
      <style:table-column-properties fo:break-before="auto" style:column-width="0.8958333333333334in"/>
    </style:style>
    <style:style style:name="co6" style:family="table-column">
      <style:table-column-properties fo:break-before="auto" style:column-width="0.6458333333333334in"/>
    </style:style>
    <style:style style:name="co7" style:family="table-column">
      <style:table-column-properties fo:break-before="auto" style:column-width="0.6666666666666666in"/>
    </style:style>
    <style:style style:name="co8" style:family="table-column">
      <style:table-column-properties fo:break-before="auto" style:column-width="0.8645833333333334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6875in"/>
    </style:style>
    <style:style style:name="co11" style:family="table-column">
      <style:table-column-properties fo:break-before="auto" style:column-width="0.84375in"/>
    </style:style>
    <style:style style:name="co12" style:family="table-column">
      <style:table-column-properties fo:break-before="auto" style:column-width="1.0208333333333333in"/>
    </style:style>
    <style:style style:name="co13" style:family="table-column">
      <style:table-column-properties fo:break-before="auto" style:column-width="0.8020833333333334in"/>
    </style:style>
    <style:style style:name="co14" style:family="table-column">
      <style:table-column-properties fo:break-before="auto" style:column-width="0.625in"/>
    </style:style>
    <style:style style:name="co15" style:family="table-column">
      <style:table-column-properties fo:break-before="auto" style:column-width="0.9791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-1">
      <style:table-cell-properties fo:border-left="1.0pt solid #000000" fo:border-top="1.0pt solid #000000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1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" table:number-columns-repeated="4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Character</text:p>
          </table:table-cell>
          <table:table-cell table:style-name="ce21" office:value-type="string">
            <text:p>Decimal</text:p>
          </table:table-cell>
          <table:table-cell table:style-name="ce21" office:value-type="string">
            <text:p>Octal</text:p>
          </table:table-cell>
          <table:table-cell table:style-name="ce21" office:value-type="string">
            <text:p>Hexadecimal</text:p>
          </table:table-cell>
          <table:table-cell table:style-name="ce21" office:value-type="string">
            <text:p>Character</text:p>
          </table:table-cell>
          <table:table-cell table:style-name="ce21" office:value-type="string">
            <text:p>Decimal</text:p>
          </table:table-cell>
          <table:table-cell table:style-name="ce21" office:value-type="string">
            <text:p>Octal</text:p>
          </table:table-cell>
          <table:table-cell table:style-name="ce21" office:value-type="string">
            <text:p>Hexadecimal</text:p>
          </table:table-cell>
          <table:table-cell table:style-name="ce22" office:value-type="string">
            <text:p>Character</text:p>
          </table:table-cell>
          <table:table-cell table:style-name="ce22" office:value-type="string">
            <text:p>Decimal</text:p>
          </table:table-cell>
          <table:table-cell table:style-name="ce22" office:value-type="string">
            <text:p>Octal</text:p>
          </table:table-cell>
          <table:table-cell table:style-name="ce22" office:value-type="string">
            <text:p>Hexidecimal</text:p>
          </table:table-cell>
          <table:table-cell table:style-name="ce22" office:value-type="string">
            <text:p>Character</text:p>
          </table:table-cell>
          <table:table-cell table:style-name="ce22" office:value-type="string">
            <text:p>Decimal</text:p>
          </table:table-cell>
          <table:table-cell table:style-name="ce22" office:value-type="string">
            <text:p>Octal</text:p>
          </table:table-cell>
          <table:table-cell table:style-name="ce22" office:value-type="string">
            <text:p>Hexidecimal</text:p>
          </table:table-cell>
          <table:table-cell table:style-name="ce23"/>
        </table:table-row>
        <table:table-row table:style-name="ro2">
          <table:table-cell table:style-name="ce21" office:value-type="string">
            <text:p>(NUL)</text:p>
          </table:table-cell>
          <table:table-cell table:style-name="ce21" office:value-type="float" office:value="0">
            <text:p>0</text:p>
          </table:table-cell>
          <table:table-cell table:style-name="ce21" table:formula="oooc:=DEC2OCT([.B2])" office:value-type="string">
            <text:p>0</text:p>
          </table:table-cell>
          <table:table-cell table:style-name="ce21" table:formula="oooc:=DEC2HEX([.B2])" office:value-type="string">
            <text:p>0</text:p>
          </table:table-cell>
          <table:table-cell table:style-name="ce21" office:value-type="string">
            <text:p>SPACE</text:p>
          </table:table-cell>
          <table:table-cell table:style-name="ce21" table:formula="oooc:=[.B33]+1" office:value-type="float" office:value="32">
            <text:p>32</text:p>
          </table:table-cell>
          <table:table-cell table:style-name="ce21" table:formula="oooc:=DEC2OCT([.F2])" office:value-type="string">
            <text:p>40</text:p>
          </table:table-cell>
          <table:table-cell table:style-name="ce21" table:formula="oooc:=DEC2HEX([.F2])" office:value-type="string">
            <text:p>20</text:p>
          </table:table-cell>
          <table:table-cell table:style-name="ce22" office:value-type="string">
            <text:p>@</text:p>
          </table:table-cell>
          <table:table-cell table:style-name="ce22" table:formula="oooc:=[.F33]+1" office:value-type="float" office:value="64">
            <text:p>64</text:p>
          </table:table-cell>
          <table:table-cell table:style-name="ce22" table:formula="oooc:=DEC2OCT([.J2])" office:value-type="string">
            <text:p>100</text:p>
          </table:table-cell>
          <table:table-cell table:style-name="ce22" table:formula="oooc:=DEC2HEX([.J2])" office:value-type="string">
            <text:p>40</text:p>
          </table:table-cell>
          <table:table-cell table:style-name="ce22"/>
          <table:table-cell table:style-name="ce22" table:formula="oooc:=[.J33]+1" office:value-type="float" office:value="96">
            <text:p>96</text:p>
          </table:table-cell>
          <table:table-cell table:style-name="ce22" table:formula="oooc:=DEC2OCT([.N2])" office:value-type="string">
            <text:p>140</text:p>
          </table:table-cell>
          <table:table-cell table:style-name="ce22" table:formula="oooc:=DEC2HEX([.N2])" office:value-type="string">
            <text:p>60</text:p>
          </table:table-cell>
          <table:table-cell table:style-name="ce23"/>
        </table:table-row>
        <table:table-row table:style-name="ro2">
          <table:table-cell table:style-name="ce21" office:value-type="string">
            <text:p>(SOH)</text:p>
          </table:table-cell>
          <table:table-cell table:style-name="ce21" table:formula="oooc:=[.B2]+1" office:value-type="float" office:value="1">
            <text:p>1</text:p>
          </table:table-cell>
          <table:table-cell table:style-name="ce21" table:formula="oooc:=DEC2OCT([.B3])" office:value-type="string">
            <text:p>1</text:p>
          </table:table-cell>
          <table:table-cell table:style-name="ce21" table:formula="oooc:=DEC2HEX([.B3])" office:value-type="string">
            <text:p>1</text:p>
          </table:table-cell>
          <table:table-cell table:style-name="ce21" office:value-type="string">
            <text:p>!</text:p>
          </table:table-cell>
          <table:table-cell table:style-name="ce21" table:formula="oooc:=[.F2]+1" office:value-type="float" office:value="33">
            <text:p>33</text:p>
          </table:table-cell>
          <table:table-cell table:style-name="ce21" table:formula="oooc:=DEC2OCT([.F3])" office:value-type="string">
            <text:p>41</text:p>
          </table:table-cell>
          <table:table-cell table:style-name="ce21" table:formula="oooc:=DEC2HEX([.F3])" office:value-type="string">
            <text:p>21</text:p>
          </table:table-cell>
          <table:table-cell table:style-name="ce22" office:value-type="string">
            <text:p>A</text:p>
          </table:table-cell>
          <table:table-cell table:style-name="ce22" table:formula="oooc:=[.J2]+1" office:value-type="float" office:value="65">
            <text:p>65</text:p>
          </table:table-cell>
          <table:table-cell table:style-name="ce22" table:formula="oooc:=DEC2OCT([.J3])" office:value-type="string">
            <text:p>101</text:p>
          </table:table-cell>
          <table:table-cell table:style-name="ce22" table:formula="oooc:=DEC2HEX([.J3])" office:value-type="string">
            <text:p>41</text:p>
          </table:table-cell>
          <table:table-cell table:style-name="ce22" office:value-type="string">
            <text:p>a</text:p>
          </table:table-cell>
          <table:table-cell table:style-name="ce22" table:formula="oooc:=[.N2]+1" office:value-type="float" office:value="97">
            <text:p>97</text:p>
          </table:table-cell>
          <table:table-cell table:style-name="ce22" table:formula="oooc:=DEC2OCT([.N3])" office:value-type="string">
            <text:p>141</text:p>
          </table:table-cell>
          <table:table-cell table:style-name="ce22" table:formula="oooc:=DEC2HEX([.N3])" office:value-type="string">
            <text:p>61</text:p>
          </table:table-cell>
          <table:table-cell table:style-name="ce23"/>
        </table:table-row>
        <table:table-row table:style-name="ro2">
          <table:table-cell table:style-name="ce21" office:value-type="string">
            <text:p>(STX)</text:p>
          </table:table-cell>
          <table:table-cell table:style-name="ce21" table:formula="oooc:=[.B3]+1" office:value-type="float" office:value="2">
            <text:p>2</text:p>
          </table:table-cell>
          <table:table-cell table:style-name="ce21" table:formula="oooc:=DEC2OCT([.B4])" office:value-type="string">
            <text:p>2</text:p>
          </table:table-cell>
          <table:table-cell table:style-name="ce21" table:formula="oooc:=DEC2HEX([.B4])" office:value-type="string">
            <text:p>2</text:p>
          </table:table-cell>
          <table:table-cell table:style-name="ce21" office:value-type="string">
            <text:p>"</text:p>
          </table:table-cell>
          <table:table-cell table:style-name="ce21" table:formula="oooc:=[.F3]+1" office:value-type="float" office:value="34">
            <text:p>34</text:p>
          </table:table-cell>
          <table:table-cell table:style-name="ce21" table:formula="oooc:=DEC2OCT([.F4])" office:value-type="string">
            <text:p>42</text:p>
          </table:table-cell>
          <table:table-cell table:style-name="ce21" table:formula="oooc:=DEC2HEX([.F4])" office:value-type="string">
            <text:p>22</text:p>
          </table:table-cell>
          <table:table-cell table:style-name="ce22" office:value-type="string">
            <text:p>B</text:p>
          </table:table-cell>
          <table:table-cell table:style-name="ce22" table:formula="oooc:=[.J3]+1" office:value-type="float" office:value="66">
            <text:p>66</text:p>
          </table:table-cell>
          <table:table-cell table:style-name="ce22" table:formula="oooc:=DEC2OCT([.J4])" office:value-type="string">
            <text:p>102</text:p>
          </table:table-cell>
          <table:table-cell table:style-name="ce22" table:formula="oooc:=DEC2HEX([.J4])" office:value-type="string">
            <text:p>42</text:p>
          </table:table-cell>
          <table:table-cell table:style-name="ce22" office:value-type="string">
            <text:p>b</text:p>
          </table:table-cell>
          <table:table-cell table:style-name="ce22" table:formula="oooc:=[.N3]+1" office:value-type="float" office:value="98">
            <text:p>98</text:p>
          </table:table-cell>
          <table:table-cell table:style-name="ce22" table:formula="oooc:=DEC2OCT([.N4])" office:value-type="string">
            <text:p>142</text:p>
          </table:table-cell>
          <table:table-cell table:style-name="ce22" table:formula="oooc:=DEC2HEX([.N4])" office:value-type="string">
            <text:p>62</text:p>
          </table:table-cell>
          <table:table-cell table:style-name="ce23"/>
        </table:table-row>
        <table:table-row table:style-name="ro2">
          <table:table-cell table:style-name="ce21" office:value-type="string">
            <text:p>(ETX)</text:p>
          </table:table-cell>
          <table:table-cell table:style-name="ce21" table:formula="oooc:=[.B4]+1" office:value-type="float" office:value="3">
            <text:p>3</text:p>
          </table:table-cell>
          <table:table-cell table:style-name="ce21" table:formula="oooc:=DEC2OCT([.B5])" office:value-type="string">
            <text:p>3</text:p>
          </table:table-cell>
          <table:table-cell table:style-name="ce21" table:formula="oooc:=DEC2HEX([.B5])" office:value-type="string">
            <text:p>3</text:p>
          </table:table-cell>
          <table:table-cell table:style-name="ce21" office:value-type="string">
            <text:p>#</text:p>
          </table:table-cell>
          <table:table-cell table:style-name="ce21" table:formula="oooc:=[.F4]+1" office:value-type="float" office:value="35">
            <text:p>35</text:p>
          </table:table-cell>
          <table:table-cell table:style-name="ce21" table:formula="oooc:=DEC2OCT([.F5])" office:value-type="string">
            <text:p>43</text:p>
          </table:table-cell>
          <table:table-cell table:style-name="ce21" table:formula="oooc:=DEC2HEX([.F5])" office:value-type="string">
            <text:p>23</text:p>
          </table:table-cell>
          <table:table-cell table:style-name="ce22" office:value-type="string">
            <text:p>C</text:p>
          </table:table-cell>
          <table:table-cell table:style-name="ce22" table:formula="oooc:=[.J4]+1" office:value-type="float" office:value="67">
            <text:p>67</text:p>
          </table:table-cell>
          <table:table-cell table:style-name="ce22" table:formula="oooc:=DEC2OCT([.J5])" office:value-type="string">
            <text:p>103</text:p>
          </table:table-cell>
          <table:table-cell table:style-name="ce22" table:formula="oooc:=DEC2HEX([.J5])" office:value-type="string">
            <text:p>43</text:p>
          </table:table-cell>
          <table:table-cell table:style-name="ce22" office:value-type="string">
            <text:p>c</text:p>
          </table:table-cell>
          <table:table-cell table:style-name="ce22" table:formula="oooc:=[.N4]+1" office:value-type="float" office:value="99">
            <text:p>99</text:p>
          </table:table-cell>
          <table:table-cell table:style-name="ce22" table:formula="oooc:=DEC2OCT([.N5])" office:value-type="string">
            <text:p>143</text:p>
          </table:table-cell>
          <table:table-cell table:style-name="ce22" table:formula="oooc:=DEC2HEX([.N5])" office:value-type="string">
            <text:p>63</text:p>
          </table:table-cell>
          <table:table-cell table:style-name="ce23"/>
        </table:table-row>
        <table:table-row table:style-name="ro2">
          <table:table-cell table:style-name="ce21" office:value-type="string">
            <text:p>(EOT)</text:p>
          </table:table-cell>
          <table:table-cell table:style-name="ce21" table:formula="oooc:=[.B5]+1" office:value-type="float" office:value="4">
            <text:p>4</text:p>
          </table:table-cell>
          <table:table-cell table:style-name="ce21" table:formula="oooc:=DEC2OCT([.B6])" office:value-type="string">
            <text:p>4</text:p>
          </table:table-cell>
          <table:table-cell table:style-name="ce21" table:formula="oooc:=DEC2HEX([.B6])" office:value-type="string">
            <text:p>4</text:p>
          </table:table-cell>
          <table:table-cell table:style-name="ce21" office:value-type="string">
            <text:p>$</text:p>
          </table:table-cell>
          <table:table-cell table:style-name="ce21" table:formula="oooc:=[.F5]+1" office:value-type="float" office:value="36">
            <text:p>36</text:p>
          </table:table-cell>
          <table:table-cell table:style-name="ce21" table:formula="oooc:=DEC2OCT([.F6])" office:value-type="string">
            <text:p>44</text:p>
          </table:table-cell>
          <table:table-cell table:style-name="ce21" table:formula="oooc:=DEC2HEX([.F6])" office:value-type="string">
            <text:p>24</text:p>
          </table:table-cell>
          <table:table-cell table:style-name="ce22" office:value-type="string">
            <text:p>D</text:p>
          </table:table-cell>
          <table:table-cell table:style-name="ce22" table:formula="oooc:=[.J5]+1" office:value-type="float" office:value="68">
            <text:p>68</text:p>
          </table:table-cell>
          <table:table-cell table:style-name="ce22" table:formula="oooc:=DEC2OCT([.J6])" office:value-type="string">
            <text:p>104</text:p>
          </table:table-cell>
          <table:table-cell table:style-name="ce22" table:formula="oooc:=DEC2HEX([.J6])" office:value-type="string">
            <text:p>44</text:p>
          </table:table-cell>
          <table:table-cell table:style-name="ce22" office:value-type="string">
            <text:p>d</text:p>
          </table:table-cell>
          <table:table-cell table:style-name="ce22" table:formula="oooc:=[.N5]+1" office:value-type="float" office:value="100">
            <text:p>100</text:p>
          </table:table-cell>
          <table:table-cell table:style-name="ce22" table:formula="oooc:=DEC2OCT([.N6])" office:value-type="string">
            <text:p>144</text:p>
          </table:table-cell>
          <table:table-cell table:style-name="ce22" table:formula="oooc:=DEC2HEX([.N6])" office:value-type="string">
            <text:p>64</text:p>
          </table:table-cell>
          <table:table-cell table:style-name="ce23"/>
        </table:table-row>
        <table:table-row table:style-name="ro2">
          <table:table-cell table:style-name="ce21" office:value-type="string">
            <text:p>(ENQ)</text:p>
          </table:table-cell>
          <table:table-cell table:style-name="ce21" table:formula="oooc:=[.B6]+1" office:value-type="float" office:value="5">
            <text:p>5</text:p>
          </table:table-cell>
          <table:table-cell table:style-name="ce21" table:formula="oooc:=DEC2OCT([.B7])" office:value-type="string">
            <text:p>5</text:p>
          </table:table-cell>
          <table:table-cell table:style-name="ce21" table:formula="oooc:=DEC2HEX([.B7])" office:value-type="string">
            <text:p>5</text:p>
          </table:table-cell>
          <table:table-cell table:style-name="ce21" office:value-type="string">
            <text:p>%</text:p>
          </table:table-cell>
          <table:table-cell table:style-name="ce21" table:formula="oooc:=[.F6]+1" office:value-type="float" office:value="37">
            <text:p>37</text:p>
          </table:table-cell>
          <table:table-cell table:style-name="ce21" table:formula="oooc:=DEC2OCT([.F7])" office:value-type="string">
            <text:p>45</text:p>
          </table:table-cell>
          <table:table-cell table:style-name="ce21" table:formula="oooc:=DEC2HEX([.F7])" office:value-type="string">
            <text:p>25</text:p>
          </table:table-cell>
          <table:table-cell table:style-name="ce22" office:value-type="string">
            <text:p>E</text:p>
          </table:table-cell>
          <table:table-cell table:style-name="ce22" table:formula="oooc:=[.J6]+1" office:value-type="float" office:value="69">
            <text:p>69</text:p>
          </table:table-cell>
          <table:table-cell table:style-name="ce22" table:formula="oooc:=DEC2OCT([.J7])" office:value-type="string">
            <text:p>105</text:p>
          </table:table-cell>
          <table:table-cell table:style-name="ce22" table:formula="oooc:=DEC2HEX([.J7])" office:value-type="string">
            <text:p>45</text:p>
          </table:table-cell>
          <table:table-cell table:style-name="ce22" office:value-type="string">
            <text:p>e</text:p>
          </table:table-cell>
          <table:table-cell table:style-name="ce22" table:formula="oooc:=[.N6]+1" office:value-type="float" office:value="101">
            <text:p>101</text:p>
          </table:table-cell>
          <table:table-cell table:style-name="ce22" table:formula="oooc:=DEC2OCT([.N7])" office:value-type="string">
            <text:p>145</text:p>
          </table:table-cell>
          <table:table-cell table:style-name="ce22" table:formula="oooc:=DEC2HEX([.N7])" office:value-type="string">
            <text:p>65</text:p>
          </table:table-cell>
          <table:table-cell table:style-name="ce23"/>
        </table:table-row>
        <table:table-row table:style-name="ro2">
          <table:table-cell table:style-name="ce21" office:value-type="string">
            <text:p>(ACK)</text:p>
          </table:table-cell>
          <table:table-cell table:style-name="ce21" table:formula="oooc:=[.B7]+1" office:value-type="float" office:value="6">
            <text:p>6</text:p>
          </table:table-cell>
          <table:table-cell table:style-name="ce21" table:formula="oooc:=DEC2OCT([.B8])" office:value-type="string">
            <text:p>6</text:p>
          </table:table-cell>
          <table:table-cell table:style-name="ce21" table:formula="oooc:=DEC2HEX([.B8])" office:value-type="string">
            <text:p>6</text:p>
          </table:table-cell>
          <table:table-cell table:style-name="ce21" office:value-type="string">
            <text:p>&amp;</text:p>
          </table:table-cell>
          <table:table-cell table:style-name="ce21" table:formula="oooc:=[.F7]+1" office:value-type="float" office:value="38">
            <text:p>38</text:p>
          </table:table-cell>
          <table:table-cell table:style-name="ce21" table:formula="oooc:=DEC2OCT([.F8])" office:value-type="string">
            <text:p>46</text:p>
          </table:table-cell>
          <table:table-cell table:style-name="ce21" table:formula="oooc:=DEC2HEX([.F8])" office:value-type="string">
            <text:p>26</text:p>
          </table:table-cell>
          <table:table-cell table:style-name="ce22" office:value-type="string">
            <text:p>F</text:p>
          </table:table-cell>
          <table:table-cell table:style-name="ce22" table:formula="oooc:=[.J7]+1" office:value-type="float" office:value="70">
            <text:p>70</text:p>
          </table:table-cell>
          <table:table-cell table:style-name="ce22" table:formula="oooc:=DEC2OCT([.J8])" office:value-type="string">
            <text:p>106</text:p>
          </table:table-cell>
          <table:table-cell table:style-name="ce22" table:formula="oooc:=DEC2HEX([.J8])" office:value-type="string">
            <text:p>46</text:p>
          </table:table-cell>
          <table:table-cell table:style-name="ce22" office:value-type="string">
            <text:p>f</text:p>
          </table:table-cell>
          <table:table-cell table:style-name="ce22" table:formula="oooc:=[.N7]+1" office:value-type="float" office:value="102">
            <text:p>102</text:p>
          </table:table-cell>
          <table:table-cell table:style-name="ce22" table:formula="oooc:=DEC2OCT([.N8])" office:value-type="string">
            <text:p>146</text:p>
          </table:table-cell>
          <table:table-cell table:style-name="ce22" table:formula="oooc:=DEC2HEX([.N8])" office:value-type="string">
            <text:p>66</text:p>
          </table:table-cell>
          <table:table-cell table:style-name="ce23"/>
        </table:table-row>
        <table:table-row table:style-name="ro2">
          <table:table-cell table:style-name="ce21" office:value-type="string">
            <text:p>(BEL)</text:p>
          </table:table-cell>
          <table:table-cell table:style-name="ce21" table:formula="oooc:=[.B8]+1" office:value-type="float" office:value="7">
            <text:p>7</text:p>
          </table:table-cell>
          <table:table-cell table:style-name="ce21" table:formula="oooc:=DEC2OCT([.B9])" office:value-type="string">
            <text:p>7</text:p>
          </table:table-cell>
          <table:table-cell table:style-name="ce21" table:formula="oooc:=DEC2HEX([.B9])" office:value-type="string">
            <text:p>7</text:p>
          </table:table-cell>
          <table:table-cell table:style-name="ce25" office:value-type="string">
            <text:p>'</text:p>
          </table:table-cell>
          <table:table-cell table:style-name="ce21" table:formula="oooc:=[.F8]+1" office:value-type="float" office:value="39">
            <text:p>39</text:p>
          </table:table-cell>
          <table:table-cell table:style-name="ce21" table:formula="oooc:=DEC2OCT([.F9])" office:value-type="string">
            <text:p>47</text:p>
          </table:table-cell>
          <table:table-cell table:style-name="ce21" table:formula="oooc:=DEC2HEX([.F9])" office:value-type="string">
            <text:p>27</text:p>
          </table:table-cell>
          <table:table-cell table:style-name="ce22" office:value-type="string">
            <text:p>G</text:p>
          </table:table-cell>
          <table:table-cell table:style-name="ce22" table:formula="oooc:=[.J8]+1" office:value-type="float" office:value="71">
            <text:p>71</text:p>
          </table:table-cell>
          <table:table-cell table:style-name="ce22" table:formula="oooc:=DEC2OCT([.J9])" office:value-type="string">
            <text:p>107</text:p>
          </table:table-cell>
          <table:table-cell table:style-name="ce22" table:formula="oooc:=DEC2HEX([.J9])" office:value-type="string">
            <text:p>47</text:p>
          </table:table-cell>
          <table:table-cell table:style-name="ce22" office:value-type="string">
            <text:p>g</text:p>
          </table:table-cell>
          <table:table-cell table:style-name="ce22" table:formula="oooc:=[.N8]+1" office:value-type="float" office:value="103">
            <text:p>103</text:p>
          </table:table-cell>
          <table:table-cell table:style-name="ce22" table:formula="oooc:=DEC2OCT([.N9])" office:value-type="string">
            <text:p>147</text:p>
          </table:table-cell>
          <table:table-cell table:style-name="ce22" table:formula="oooc:=DEC2HEX([.N9])" office:value-type="string">
            <text:p>67</text:p>
          </table:table-cell>
          <table:table-cell table:style-name="ce23"/>
        </table:table-row>
        <table:table-row table:style-name="ro2">
          <table:table-cell table:style-name="ce21" office:value-type="string">
            <text:p>(BS)</text:p>
          </table:table-cell>
          <table:table-cell table:style-name="ce21" table:formula="oooc:=[.B9]+1" office:value-type="float" office:value="8">
            <text:p>8</text:p>
          </table:table-cell>
          <table:table-cell table:style-name="ce21" table:formula="oooc:=DEC2OCT([.B10])" office:value-type="string">
            <text:p>10</text:p>
          </table:table-cell>
          <table:table-cell table:style-name="ce21" table:formula="oooc:=DEC2HEX([.B10])" office:value-type="string">
            <text:p>8</text:p>
          </table:table-cell>
          <table:table-cell table:style-name="ce21" office:value-type="string">
            <text:p>(</text:p>
          </table:table-cell>
          <table:table-cell table:style-name="ce21" table:formula="oooc:=[.F9]+1" office:value-type="float" office:value="40">
            <text:p>40</text:p>
          </table:table-cell>
          <table:table-cell table:style-name="ce21" table:formula="oooc:=DEC2OCT([.F10])" office:value-type="string">
            <text:p>50</text:p>
          </table:table-cell>
          <table:table-cell table:style-name="ce21" table:formula="oooc:=DEC2HEX([.F10])" office:value-type="string">
            <text:p>28</text:p>
          </table:table-cell>
          <table:table-cell table:style-name="ce22" office:value-type="string">
            <text:p>H</text:p>
          </table:table-cell>
          <table:table-cell table:style-name="ce22" table:formula="oooc:=[.J9]+1" office:value-type="float" office:value="72">
            <text:p>72</text:p>
          </table:table-cell>
          <table:table-cell table:style-name="ce22" table:formula="oooc:=DEC2OCT([.J10])" office:value-type="string">
            <text:p>110</text:p>
          </table:table-cell>
          <table:table-cell table:style-name="ce22" table:formula="oooc:=DEC2HEX([.J10])" office:value-type="string">
            <text:p>48</text:p>
          </table:table-cell>
          <table:table-cell table:style-name="ce22" office:value-type="string">
            <text:p>h</text:p>
          </table:table-cell>
          <table:table-cell table:style-name="ce22" table:formula="oooc:=[.N9]+1" office:value-type="float" office:value="104">
            <text:p>104</text:p>
          </table:table-cell>
          <table:table-cell table:style-name="ce22" table:formula="oooc:=DEC2OCT([.N10])" office:value-type="string">
            <text:p>150</text:p>
          </table:table-cell>
          <table:table-cell table:style-name="ce22" table:formula="oooc:=DEC2HEX([.N10])" office:value-type="string">
            <text:p>68</text:p>
          </table:table-cell>
          <table:table-cell table:style-name="ce23"/>
        </table:table-row>
        <table:table-row table:style-name="ro2">
          <table:table-cell table:style-name="ce21" office:value-type="string">
            <text:p>(HT)</text:p>
          </table:table-cell>
          <table:table-cell table:style-name="ce21" table:formula="oooc:=[.B10]+1" office:value-type="float" office:value="9">
            <text:p>9</text:p>
          </table:table-cell>
          <table:table-cell table:style-name="ce21" table:formula="oooc:=DEC2OCT([.B11])" office:value-type="string">
            <text:p>11</text:p>
          </table:table-cell>
          <table:table-cell table:style-name="ce21" table:formula="oooc:=DEC2HEX([.B11])" office:value-type="string">
            <text:p>9</text:p>
          </table:table-cell>
          <table:table-cell table:style-name="ce21" office:value-type="string">
            <text:p>)</text:p>
          </table:table-cell>
          <table:table-cell table:style-name="ce21" table:formula="oooc:=[.F10]+1" office:value-type="float" office:value="41">
            <text:p>41</text:p>
          </table:table-cell>
          <table:table-cell table:style-name="ce21" table:formula="oooc:=DEC2OCT([.F11])" office:value-type="string">
            <text:p>51</text:p>
          </table:table-cell>
          <table:table-cell table:style-name="ce21" table:formula="oooc:=DEC2HEX([.F11])" office:value-type="string">
            <text:p>29</text:p>
          </table:table-cell>
          <table:table-cell table:style-name="ce22" office:value-type="string">
            <text:p>I</text:p>
          </table:table-cell>
          <table:table-cell table:style-name="ce22" table:formula="oooc:=[.J10]+1" office:value-type="float" office:value="73">
            <text:p>73</text:p>
          </table:table-cell>
          <table:table-cell table:style-name="ce22" table:formula="oooc:=DEC2OCT([.J11])" office:value-type="string">
            <text:p>111</text:p>
          </table:table-cell>
          <table:table-cell table:style-name="ce22" table:formula="oooc:=DEC2HEX([.J11])" office:value-type="string">
            <text:p>49</text:p>
          </table:table-cell>
          <table:table-cell table:style-name="ce22" office:value-type="string">
            <text:p>i</text:p>
          </table:table-cell>
          <table:table-cell table:style-name="ce22" table:formula="oooc:=[.N10]+1" office:value-type="float" office:value="105">
            <text:p>105</text:p>
          </table:table-cell>
          <table:table-cell table:style-name="ce22" table:formula="oooc:=DEC2OCT([.N11])" office:value-type="string">
            <text:p>151</text:p>
          </table:table-cell>
          <table:table-cell table:style-name="ce22" table:formula="oooc:=DEC2HEX([.N11])" office:value-type="string">
            <text:p>69</text:p>
          </table:table-cell>
          <table:table-cell table:style-name="ce23"/>
        </table:table-row>
        <table:table-row table:style-name="ro2">
          <table:table-cell table:style-name="ce21" office:value-type="string">
            <text:p>(NL)</text:p>
          </table:table-cell>
          <table:table-cell table:style-name="ce21" table:formula="oooc:=[.B11]+1" office:value-type="float" office:value="10">
            <text:p>10</text:p>
          </table:table-cell>
          <table:table-cell table:style-name="ce21" table:formula="oooc:=DEC2OCT([.B12])" office:value-type="string">
            <text:p>12</text:p>
          </table:table-cell>
          <table:table-cell table:style-name="ce21" table:formula="oooc:=DEC2HEX([.B12])" office:value-type="string">
            <text:p>A</text:p>
          </table:table-cell>
          <table:table-cell table:style-name="ce21" office:value-type="string">
            <text:p>*</text:p>
          </table:table-cell>
          <table:table-cell table:style-name="ce21" table:formula="oooc:=[.F11]+1" office:value-type="float" office:value="42">
            <text:p>42</text:p>
          </table:table-cell>
          <table:table-cell table:style-name="ce21" table:formula="oooc:=DEC2OCT([.F12])" office:value-type="string">
            <text:p>52</text:p>
          </table:table-cell>
          <table:table-cell table:style-name="ce21" table:formula="oooc:=DEC2HEX([.F12])" office:value-type="string">
            <text:p>2A</text:p>
          </table:table-cell>
          <table:table-cell table:style-name="ce22" office:value-type="string">
            <text:p>J</text:p>
          </table:table-cell>
          <table:table-cell table:style-name="ce22" table:formula="oooc:=[.J11]+1" office:value-type="float" office:value="74">
            <text:p>74</text:p>
          </table:table-cell>
          <table:table-cell table:style-name="ce22" table:formula="oooc:=DEC2OCT([.J12])" office:value-type="string">
            <text:p>112</text:p>
          </table:table-cell>
          <table:table-cell table:style-name="ce22" table:formula="oooc:=DEC2HEX([.J12])" office:value-type="string">
            <text:p>4A</text:p>
          </table:table-cell>
          <table:table-cell table:style-name="ce22" office:value-type="string">
            <text:p>j</text:p>
          </table:table-cell>
          <table:table-cell table:style-name="ce22" table:formula="oooc:=[.N11]+1" office:value-type="float" office:value="106">
            <text:p>106</text:p>
          </table:table-cell>
          <table:table-cell table:style-name="ce22" table:formula="oooc:=DEC2OCT([.N12])" office:value-type="string">
            <text:p>152</text:p>
          </table:table-cell>
          <table:table-cell table:style-name="ce22" table:formula="oooc:=DEC2HEX([.N12])" office:value-type="string">
            <text:p>6A</text:p>
          </table:table-cell>
          <table:table-cell table:style-name="ce23"/>
        </table:table-row>
        <table:table-row table:style-name="ro2">
          <table:table-cell table:style-name="ce21" office:value-type="string">
            <text:p>(VT)</text:p>
          </table:table-cell>
          <table:table-cell table:style-name="ce21" table:formula="oooc:=[.B12]+1" office:value-type="float" office:value="11">
            <text:p>11</text:p>
          </table:table-cell>
          <table:table-cell table:style-name="ce21" table:formula="oooc:=DEC2OCT([.B13])" office:value-type="string">
            <text:p>13</text:p>
          </table:table-cell>
          <table:table-cell table:style-name="ce21" table:formula="oooc:=DEC2HEX([.B13])" office:value-type="string">
            <text:p>B</text:p>
          </table:table-cell>
          <table:table-cell table:style-name="ce25" office:value-type="string">
            <text:p>+</text:p>
          </table:table-cell>
          <table:table-cell table:style-name="ce21" table:formula="oooc:=[.F12]+1" office:value-type="float" office:value="43">
            <text:p>43</text:p>
          </table:table-cell>
          <table:table-cell table:style-name="ce21" table:formula="oooc:=DEC2OCT([.F13])" office:value-type="string">
            <text:p>53</text:p>
          </table:table-cell>
          <table:table-cell table:style-name="ce21" table:formula="oooc:=DEC2HEX([.F13])" office:value-type="string">
            <text:p>2B</text:p>
          </table:table-cell>
          <table:table-cell table:style-name="ce22" office:value-type="string">
            <text:p>K</text:p>
          </table:table-cell>
          <table:table-cell table:style-name="ce22" table:formula="oooc:=[.J12]+1" office:value-type="float" office:value="75">
            <text:p>75</text:p>
          </table:table-cell>
          <table:table-cell table:style-name="ce22" table:formula="oooc:=DEC2OCT([.J13])" office:value-type="string">
            <text:p>113</text:p>
          </table:table-cell>
          <table:table-cell table:style-name="ce22" table:formula="oooc:=DEC2HEX([.J13])" office:value-type="string">
            <text:p>4B</text:p>
          </table:table-cell>
          <table:table-cell table:style-name="ce22" office:value-type="string">
            <text:p>k</text:p>
          </table:table-cell>
          <table:table-cell table:style-name="ce22" table:formula="oooc:=[.N12]+1" office:value-type="float" office:value="107">
            <text:p>107</text:p>
          </table:table-cell>
          <table:table-cell table:style-name="ce22" table:formula="oooc:=DEC2OCT([.N13])" office:value-type="string">
            <text:p>153</text:p>
          </table:table-cell>
          <table:table-cell table:style-name="ce22" table:formula="oooc:=DEC2HEX([.N13])" office:value-type="string">
            <text:p>6B</text:p>
          </table:table-cell>
          <table:table-cell table:style-name="ce23"/>
        </table:table-row>
        <table:table-row table:style-name="ro2">
          <table:table-cell table:style-name="ce21" office:value-type="string">
            <text:p>(NP)</text:p>
          </table:table-cell>
          <table:table-cell table:style-name="ce21" table:formula="oooc:=[.B13]+1" office:value-type="float" office:value="12">
            <text:p>12</text:p>
          </table:table-cell>
          <table:table-cell table:style-name="ce21" table:formula="oooc:=DEC2OCT([.B14])" office:value-type="string">
            <text:p>14</text:p>
          </table:table-cell>
          <table:table-cell table:style-name="ce21" table:formula="oooc:=DEC2HEX([.B14])" office:value-type="string">
            <text:p>C</text:p>
          </table:table-cell>
          <table:table-cell table:style-name="ce21" office:value-type="string">
            <text:p>,</text:p>
          </table:table-cell>
          <table:table-cell table:style-name="ce21" table:formula="oooc:=[.F13]+1" office:value-type="float" office:value="44">
            <text:p>44</text:p>
          </table:table-cell>
          <table:table-cell table:style-name="ce21" table:formula="oooc:=DEC2OCT([.F14])" office:value-type="string">
            <text:p>54</text:p>
          </table:table-cell>
          <table:table-cell table:style-name="ce21" table:formula="oooc:=DEC2HEX([.F14])" office:value-type="string">
            <text:p>2C</text:p>
          </table:table-cell>
          <table:table-cell table:style-name="ce22" office:value-type="string">
            <text:p>L</text:p>
          </table:table-cell>
          <table:table-cell table:style-name="ce22" table:formula="oooc:=[.J13]+1" office:value-type="float" office:value="76">
            <text:p>76</text:p>
          </table:table-cell>
          <table:table-cell table:style-name="ce22" table:formula="oooc:=DEC2OCT([.J14])" office:value-type="string">
            <text:p>114</text:p>
          </table:table-cell>
          <table:table-cell table:style-name="ce22" table:formula="oooc:=DEC2HEX([.J14])" office:value-type="string">
            <text:p>4C</text:p>
          </table:table-cell>
          <table:table-cell table:style-name="ce22" office:value-type="string">
            <text:p>l</text:p>
          </table:table-cell>
          <table:table-cell table:style-name="ce22" table:formula="oooc:=[.N13]+1" office:value-type="float" office:value="108">
            <text:p>108</text:p>
          </table:table-cell>
          <table:table-cell table:style-name="ce22" table:formula="oooc:=DEC2OCT([.N14])" office:value-type="string">
            <text:p>154</text:p>
          </table:table-cell>
          <table:table-cell table:style-name="ce22" table:formula="oooc:=DEC2HEX([.N14])" office:value-type="string">
            <text:p>6C</text:p>
          </table:table-cell>
          <table:table-cell table:style-name="ce23"/>
        </table:table-row>
        <table:table-row table:style-name="ro2">
          <table:table-cell table:style-name="ce21" office:value-type="string">
            <text:p>(CR)</text:p>
          </table:table-cell>
          <table:table-cell table:style-name="ce21" table:formula="oooc:=[.B14]+1" office:value-type="float" office:value="13">
            <text:p>13</text:p>
          </table:table-cell>
          <table:table-cell table:style-name="ce21" table:formula="oooc:=DEC2OCT([.B15])" office:value-type="string">
            <text:p>15</text:p>
          </table:table-cell>
          <table:table-cell table:style-name="ce21" table:formula="oooc:=DEC2HEX([.B15])" office:value-type="string">
            <text:p>D</text:p>
          </table:table-cell>
          <table:table-cell table:style-name="ce21" office:value-type="string">
            <text:p>-</text:p>
          </table:table-cell>
          <table:table-cell table:style-name="ce21" table:formula="oooc:=[.F14]+1" office:value-type="float" office:value="45">
            <text:p>45</text:p>
          </table:table-cell>
          <table:table-cell table:style-name="ce21" table:formula="oooc:=DEC2OCT([.F15])" office:value-type="string">
            <text:p>55</text:p>
          </table:table-cell>
          <table:table-cell table:style-name="ce21" table:formula="oooc:=DEC2HEX([.F15])" office:value-type="string">
            <text:p>2D</text:p>
          </table:table-cell>
          <table:table-cell table:style-name="ce22" office:value-type="string">
            <text:p>M</text:p>
          </table:table-cell>
          <table:table-cell table:style-name="ce22" table:formula="oooc:=[.J14]+1" office:value-type="float" office:value="77">
            <text:p>77</text:p>
          </table:table-cell>
          <table:table-cell table:style-name="ce22" table:formula="oooc:=DEC2OCT([.J15])" office:value-type="string">
            <text:p>115</text:p>
          </table:table-cell>
          <table:table-cell table:style-name="ce22" table:formula="oooc:=DEC2HEX([.J15])" office:value-type="string">
            <text:p>4D</text:p>
          </table:table-cell>
          <table:table-cell table:style-name="ce22" office:value-type="string">
            <text:p>m</text:p>
          </table:table-cell>
          <table:table-cell table:style-name="ce22" table:formula="oooc:=[.N14]+1" office:value-type="float" office:value="109">
            <text:p>109</text:p>
          </table:table-cell>
          <table:table-cell table:style-name="ce22" table:formula="oooc:=DEC2OCT([.N15])" office:value-type="string">
            <text:p>155</text:p>
          </table:table-cell>
          <table:table-cell table:style-name="ce22" table:formula="oooc:=DEC2HEX([.N15])" office:value-type="string">
            <text:p>6D</text:p>
          </table:table-cell>
          <table:table-cell table:style-name="ce23"/>
        </table:table-row>
        <table:table-row table:style-name="ro2">
          <table:table-cell table:style-name="ce21" office:value-type="string">
            <text:p>(SO)</text:p>
          </table:table-cell>
          <table:table-cell table:style-name="ce21" table:formula="oooc:=[.B15]+1" office:value-type="float" office:value="14">
            <text:p>14</text:p>
          </table:table-cell>
          <table:table-cell table:style-name="ce21" table:formula="oooc:=DEC2OCT([.B16])" office:value-type="string">
            <text:p>16</text:p>
          </table:table-cell>
          <table:table-cell table:style-name="ce21" table:formula="oooc:=DEC2HEX([.B16])" office:value-type="string">
            <text:p>E</text:p>
          </table:table-cell>
          <table:table-cell table:style-name="ce21" office:value-type="string">
            <text:p>.</text:p>
          </table:table-cell>
          <table:table-cell table:style-name="ce21" table:formula="oooc:=[.F15]+1" office:value-type="float" office:value="46">
            <text:p>46</text:p>
          </table:table-cell>
          <table:table-cell table:style-name="ce21" table:formula="oooc:=DEC2OCT([.F16])" office:value-type="string">
            <text:p>56</text:p>
          </table:table-cell>
          <table:table-cell table:style-name="ce21" table:formula="oooc:=DEC2HEX([.F16])" office:value-type="string">
            <text:p>2E</text:p>
          </table:table-cell>
          <table:table-cell table:style-name="ce22" office:value-type="string">
            <text:p>N</text:p>
          </table:table-cell>
          <table:table-cell table:style-name="ce22" table:formula="oooc:=[.J15]+1" office:value-type="float" office:value="78">
            <text:p>78</text:p>
          </table:table-cell>
          <table:table-cell table:style-name="ce22" table:formula="oooc:=DEC2OCT([.J16])" office:value-type="string">
            <text:p>116</text:p>
          </table:table-cell>
          <table:table-cell table:style-name="ce22" table:formula="oooc:=DEC2HEX([.J16])" office:value-type="string">
            <text:p>4E</text:p>
          </table:table-cell>
          <table:table-cell table:style-name="ce22" office:value-type="string">
            <text:p>n</text:p>
          </table:table-cell>
          <table:table-cell table:style-name="ce22" table:formula="oooc:=[.N15]+1" office:value-type="float" office:value="110">
            <text:p>110</text:p>
          </table:table-cell>
          <table:table-cell table:style-name="ce22" table:formula="oooc:=DEC2OCT([.N16])" office:value-type="string">
            <text:p>156</text:p>
          </table:table-cell>
          <table:table-cell table:style-name="ce22" table:formula="oooc:=DEC2HEX([.N16])" office:value-type="string">
            <text:p>6E</text:p>
          </table:table-cell>
          <table:table-cell table:style-name="ce23"/>
        </table:table-row>
        <table:table-row table:style-name="ro2">
          <table:table-cell table:style-name="ce21" office:value-type="string">
            <text:p>(SI)</text:p>
          </table:table-cell>
          <table:table-cell table:style-name="ce21" table:formula="oooc:=[.B16]+1" office:value-type="float" office:value="15">
            <text:p>15</text:p>
          </table:table-cell>
          <table:table-cell table:style-name="ce21" table:formula="oooc:=DEC2OCT([.B17])" office:value-type="string">
            <text:p>17</text:p>
          </table:table-cell>
          <table:table-cell table:style-name="ce21" table:formula="oooc:=DEC2HEX([.B17])" office:value-type="string">
            <text:p>F</text:p>
          </table:table-cell>
          <table:table-cell table:style-name="ce21" office:value-type="string">
            <text:p>/</text:p>
          </table:table-cell>
          <table:table-cell table:style-name="ce21" table:formula="oooc:=[.F16]+1" office:value-type="float" office:value="47">
            <text:p>47</text:p>
          </table:table-cell>
          <table:table-cell table:style-name="ce21" table:formula="oooc:=DEC2OCT([.F17])" office:value-type="string">
            <text:p>57</text:p>
          </table:table-cell>
          <table:table-cell table:style-name="ce21" table:formula="oooc:=DEC2HEX([.F17])" office:value-type="string">
            <text:p>2F</text:p>
          </table:table-cell>
          <table:table-cell table:style-name="ce22" office:value-type="string">
            <text:p>O</text:p>
          </table:table-cell>
          <table:table-cell table:style-name="ce22" table:formula="oooc:=[.J16]+1" office:value-type="float" office:value="79">
            <text:p>79</text:p>
          </table:table-cell>
          <table:table-cell table:style-name="ce22" table:formula="oooc:=DEC2OCT([.J17])" office:value-type="string">
            <text:p>117</text:p>
          </table:table-cell>
          <table:table-cell table:style-name="ce22" table:formula="oooc:=DEC2HEX([.J17])" office:value-type="string">
            <text:p>4F</text:p>
          </table:table-cell>
          <table:table-cell table:style-name="ce22" office:value-type="string">
            <text:p>o</text:p>
          </table:table-cell>
          <table:table-cell table:style-name="ce22" table:formula="oooc:=[.N16]+1" office:value-type="float" office:value="111">
            <text:p>111</text:p>
          </table:table-cell>
          <table:table-cell table:style-name="ce22" table:formula="oooc:=DEC2OCT([.N17])" office:value-type="string">
            <text:p>157</text:p>
          </table:table-cell>
          <table:table-cell table:style-name="ce22" table:formula="oooc:=DEC2HEX([.N17])" office:value-type="string">
            <text:p>6F</text:p>
          </table:table-cell>
          <table:table-cell table:style-name="ce23"/>
        </table:table-row>
        <table:table-row table:style-name="ro2">
          <table:table-cell table:style-name="ce21" office:value-type="string">
            <text:p>(DLE)</text:p>
          </table:table-cell>
          <table:table-cell table:style-name="ce21" table:formula="oooc:=[.B17]+1" office:value-type="float" office:value="16">
            <text:p>16</text:p>
          </table:table-cell>
          <table:table-cell table:style-name="ce21" table:formula="oooc:=DEC2OCT([.B18])" office:value-type="string">
            <text:p>20</text:p>
          </table:table-cell>
          <table:table-cell table:style-name="ce21" table:formula="oooc:=DEC2HEX([.B18])" office:value-type="string">
            <text:p>10</text:p>
          </table:table-cell>
          <table:table-cell table:style-name="ce21" office:value-type="float" office:value="0">
            <text:p>0</text:p>
          </table:table-cell>
          <table:table-cell table:style-name="ce21" table:formula="oooc:=[.F17]+1" office:value-type="float" office:value="48">
            <text:p>48</text:p>
          </table:table-cell>
          <table:table-cell table:style-name="ce21" table:formula="oooc:=DEC2OCT([.F18])" office:value-type="string">
            <text:p>60</text:p>
          </table:table-cell>
          <table:table-cell table:style-name="ce21" table:formula="oooc:=DEC2HEX([.F18])" office:value-type="string">
            <text:p>30</text:p>
          </table:table-cell>
          <table:table-cell table:style-name="ce22" office:value-type="string">
            <text:p>P</text:p>
          </table:table-cell>
          <table:table-cell table:style-name="ce22" table:formula="oooc:=[.J17]+1" office:value-type="float" office:value="80">
            <text:p>80</text:p>
          </table:table-cell>
          <table:table-cell table:style-name="ce22" table:formula="oooc:=DEC2OCT([.J18])" office:value-type="string">
            <text:p>120</text:p>
          </table:table-cell>
          <table:table-cell table:style-name="ce22" table:formula="oooc:=DEC2HEX([.J18])" office:value-type="string">
            <text:p>50</text:p>
          </table:table-cell>
          <table:table-cell table:style-name="ce22" office:value-type="string">
            <text:p>p</text:p>
          </table:table-cell>
          <table:table-cell table:style-name="ce22" table:formula="oooc:=[.N17]+1" office:value-type="float" office:value="112">
            <text:p>112</text:p>
          </table:table-cell>
          <table:table-cell table:style-name="ce22" table:formula="oooc:=DEC2OCT([.N18])" office:value-type="string">
            <text:p>160</text:p>
          </table:table-cell>
          <table:table-cell table:style-name="ce22" table:formula="oooc:=DEC2HEX([.N18])" office:value-type="string">
            <text:p>70</text:p>
          </table:table-cell>
          <table:table-cell table:style-name="ce23"/>
        </table:table-row>
        <table:table-row table:style-name="ro2">
          <table:table-cell table:style-name="ce21" office:value-type="string">
            <text:p>(DC1)</text:p>
          </table:table-cell>
          <table:table-cell table:style-name="ce21" table:formula="oooc:=[.B18]+1" office:value-type="float" office:value="17">
            <text:p>17</text:p>
          </table:table-cell>
          <table:table-cell table:style-name="ce21" table:formula="oooc:=DEC2OCT([.B19])" office:value-type="string">
            <text:p>21</text:p>
          </table:table-cell>
          <table:table-cell table:style-name="ce21" table:formula="oooc:=DEC2HEX([.B19])" office:value-type="string">
            <text:p>11</text:p>
          </table:table-cell>
          <table:table-cell table:style-name="ce21" office:value-type="float" office:value="1">
            <text:p>1</text:p>
          </table:table-cell>
          <table:table-cell table:style-name="ce21" table:formula="oooc:=[.F18]+1" office:value-type="float" office:value="49">
            <text:p>49</text:p>
          </table:table-cell>
          <table:table-cell table:style-name="ce21" table:formula="oooc:=DEC2OCT([.F19])" office:value-type="string">
            <text:p>61</text:p>
          </table:table-cell>
          <table:table-cell table:style-name="ce21" table:formula="oooc:=DEC2HEX([.F19])" office:value-type="string">
            <text:p>31</text:p>
          </table:table-cell>
          <table:table-cell table:style-name="ce22" office:value-type="string">
            <text:p>Q</text:p>
          </table:table-cell>
          <table:table-cell table:style-name="ce22" table:formula="oooc:=[.J18]+1" office:value-type="float" office:value="81">
            <text:p>81</text:p>
          </table:table-cell>
          <table:table-cell table:style-name="ce22" table:formula="oooc:=DEC2OCT([.J19])" office:value-type="string">
            <text:p>121</text:p>
          </table:table-cell>
          <table:table-cell table:style-name="ce22" table:formula="oooc:=DEC2HEX([.J19])" office:value-type="string">
            <text:p>51</text:p>
          </table:table-cell>
          <table:table-cell table:style-name="ce22" office:value-type="string">
            <text:p>q</text:p>
          </table:table-cell>
          <table:table-cell table:style-name="ce22" table:formula="oooc:=[.N18]+1" office:value-type="float" office:value="113">
            <text:p>113</text:p>
          </table:table-cell>
          <table:table-cell table:style-name="ce22" table:formula="oooc:=DEC2OCT([.N19])" office:value-type="string">
            <text:p>161</text:p>
          </table:table-cell>
          <table:table-cell table:style-name="ce22" table:formula="oooc:=DEC2HEX([.N19])" office:value-type="string">
            <text:p>71</text:p>
          </table:table-cell>
          <table:table-cell table:style-name="ce23"/>
        </table:table-row>
        <table:table-row table:style-name="ro2">
          <table:table-cell table:style-name="ce21" office:value-type="string">
            <text:p>(DC2)</text:p>
          </table:table-cell>
          <table:table-cell table:style-name="ce21" table:formula="oooc:=[.B19]+1" office:value-type="float" office:value="18">
            <text:p>18</text:p>
          </table:table-cell>
          <table:table-cell table:style-name="ce21" table:formula="oooc:=DEC2OCT([.B20])" office:value-type="string">
            <text:p>22</text:p>
          </table:table-cell>
          <table:table-cell table:style-name="ce21" table:formula="oooc:=DEC2HEX([.B20])" office:value-type="string">
            <text:p>12</text:p>
          </table:table-cell>
          <table:table-cell table:style-name="ce21" office:value-type="float" office:value="2">
            <text:p>2</text:p>
          </table:table-cell>
          <table:table-cell table:style-name="ce21" table:formula="oooc:=[.F19]+1" office:value-type="float" office:value="50">
            <text:p>50</text:p>
          </table:table-cell>
          <table:table-cell table:style-name="ce21" table:formula="oooc:=DEC2OCT([.F20])" office:value-type="string">
            <text:p>62</text:p>
          </table:table-cell>
          <table:table-cell table:style-name="ce21" table:formula="oooc:=DEC2HEX([.F20])" office:value-type="string">
            <text:p>32</text:p>
          </table:table-cell>
          <table:table-cell table:style-name="ce22" office:value-type="string">
            <text:p>R</text:p>
          </table:table-cell>
          <table:table-cell table:style-name="ce22" table:formula="oooc:=[.J19]+1" office:value-type="float" office:value="82">
            <text:p>82</text:p>
          </table:table-cell>
          <table:table-cell table:style-name="ce22" table:formula="oooc:=DEC2OCT([.J20])" office:value-type="string">
            <text:p>122</text:p>
          </table:table-cell>
          <table:table-cell table:style-name="ce22" table:formula="oooc:=DEC2HEX([.J20])" office:value-type="string">
            <text:p>52</text:p>
          </table:table-cell>
          <table:table-cell table:style-name="ce22" office:value-type="string">
            <text:p>r</text:p>
          </table:table-cell>
          <table:table-cell table:style-name="ce22" table:formula="oooc:=[.N19]+1" office:value-type="float" office:value="114">
            <text:p>114</text:p>
          </table:table-cell>
          <table:table-cell table:style-name="ce22" table:formula="oooc:=DEC2OCT([.N20])" office:value-type="string">
            <text:p>162</text:p>
          </table:table-cell>
          <table:table-cell table:style-name="ce22" table:formula="oooc:=DEC2HEX([.N20])" office:value-type="string">
            <text:p>72</text:p>
          </table:table-cell>
          <table:table-cell table:style-name="ce23"/>
        </table:table-row>
        <table:table-row table:style-name="ro2">
          <table:table-cell table:style-name="ce21" office:value-type="string">
            <text:p>(DC3)</text:p>
          </table:table-cell>
          <table:table-cell table:style-name="ce21" table:formula="oooc:=[.B20]+1" office:value-type="float" office:value="19">
            <text:p>19</text:p>
          </table:table-cell>
          <table:table-cell table:style-name="ce21" table:formula="oooc:=DEC2OCT([.B21])" office:value-type="string">
            <text:p>23</text:p>
          </table:table-cell>
          <table:table-cell table:style-name="ce21" table:formula="oooc:=DEC2HEX([.B21])" office:value-type="string">
            <text:p>13</text:p>
          </table:table-cell>
          <table:table-cell table:style-name="ce21" office:value-type="float" office:value="3">
            <text:p>3</text:p>
          </table:table-cell>
          <table:table-cell table:style-name="ce21" table:formula="oooc:=[.F20]+1" office:value-type="float" office:value="51">
            <text:p>51</text:p>
          </table:table-cell>
          <table:table-cell table:style-name="ce21" table:formula="oooc:=DEC2OCT([.F21])" office:value-type="string">
            <text:p>63</text:p>
          </table:table-cell>
          <table:table-cell table:style-name="ce21" table:formula="oooc:=DEC2HEX([.F21])" office:value-type="string">
            <text:p>33</text:p>
          </table:table-cell>
          <table:table-cell table:style-name="ce22" office:value-type="string">
            <text:p>S</text:p>
          </table:table-cell>
          <table:table-cell table:style-name="ce22" table:formula="oooc:=[.J20]+1" office:value-type="float" office:value="83">
            <text:p>83</text:p>
          </table:table-cell>
          <table:table-cell table:style-name="ce22" table:formula="oooc:=DEC2OCT([.J21])" office:value-type="string">
            <text:p>123</text:p>
          </table:table-cell>
          <table:table-cell table:style-name="ce22" table:formula="oooc:=DEC2HEX([.J21])" office:value-type="string">
            <text:p>53</text:p>
          </table:table-cell>
          <table:table-cell table:style-name="ce22" office:value-type="string">
            <text:p>s</text:p>
          </table:table-cell>
          <table:table-cell table:style-name="ce22" table:formula="oooc:=[.N20]+1" office:value-type="float" office:value="115">
            <text:p>115</text:p>
          </table:table-cell>
          <table:table-cell table:style-name="ce22" table:formula="oooc:=DEC2OCT([.N21])" office:value-type="string">
            <text:p>163</text:p>
          </table:table-cell>
          <table:table-cell table:style-name="ce22" table:formula="oooc:=DEC2HEX([.N21])" office:value-type="string">
            <text:p>73</text:p>
          </table:table-cell>
          <table:table-cell table:style-name="ce23"/>
        </table:table-row>
        <table:table-row table:style-name="ro2">
          <table:table-cell table:style-name="ce21" office:value-type="string">
            <text:p>(DC4)</text:p>
          </table:table-cell>
          <table:table-cell table:style-name="ce21" table:formula="oooc:=[.B21]+1" office:value-type="float" office:value="20">
            <text:p>20</text:p>
          </table:table-cell>
          <table:table-cell table:style-name="ce21" table:formula="oooc:=DEC2OCT([.B22])" office:value-type="string">
            <text:p>24</text:p>
          </table:table-cell>
          <table:table-cell table:style-name="ce21" table:formula="oooc:=DEC2HEX([.B22])" office:value-type="string">
            <text:p>14</text:p>
          </table:table-cell>
          <table:table-cell table:style-name="ce21" office:value-type="float" office:value="4">
            <text:p>4</text:p>
          </table:table-cell>
          <table:table-cell table:style-name="ce21" table:formula="oooc:=[.F21]+1" office:value-type="float" office:value="52">
            <text:p>52</text:p>
          </table:table-cell>
          <table:table-cell table:style-name="ce21" table:formula="oooc:=DEC2OCT([.F22])" office:value-type="string">
            <text:p>64</text:p>
          </table:table-cell>
          <table:table-cell table:style-name="ce21" table:formula="oooc:=DEC2HEX([.F22])" office:value-type="string">
            <text:p>34</text:p>
          </table:table-cell>
          <table:table-cell table:style-name="ce22" office:value-type="string">
            <text:p>T</text:p>
          </table:table-cell>
          <table:table-cell table:style-name="ce22" table:formula="oooc:=[.J21]+1" office:value-type="float" office:value="84">
            <text:p>84</text:p>
          </table:table-cell>
          <table:table-cell table:style-name="ce22" table:formula="oooc:=DEC2OCT([.J22])" office:value-type="string">
            <text:p>124</text:p>
          </table:table-cell>
          <table:table-cell table:style-name="ce22" table:formula="oooc:=DEC2HEX([.J22])" office:value-type="string">
            <text:p>54</text:p>
          </table:table-cell>
          <table:table-cell table:style-name="ce22" office:value-type="string">
            <text:p>t</text:p>
          </table:table-cell>
          <table:table-cell table:style-name="ce22" table:formula="oooc:=[.N21]+1" office:value-type="float" office:value="116">
            <text:p>116</text:p>
          </table:table-cell>
          <table:table-cell table:style-name="ce22" table:formula="oooc:=DEC2OCT([.N22])" office:value-type="string">
            <text:p>164</text:p>
          </table:table-cell>
          <table:table-cell table:style-name="ce22" table:formula="oooc:=DEC2HEX([.N22])" office:value-type="string">
            <text:p>74</text:p>
          </table:table-cell>
          <table:table-cell table:style-name="ce23"/>
        </table:table-row>
        <table:table-row table:style-name="ro2">
          <table:table-cell table:style-name="ce21" office:value-type="string">
            <text:p>(NAK)</text:p>
          </table:table-cell>
          <table:table-cell table:style-name="ce21" table:formula="oooc:=[.B22]+1" office:value-type="float" office:value="21">
            <text:p>21</text:p>
          </table:table-cell>
          <table:table-cell table:style-name="ce21" table:formula="oooc:=DEC2OCT([.B23])" office:value-type="string">
            <text:p>25</text:p>
          </table:table-cell>
          <table:table-cell table:style-name="ce21" table:formula="oooc:=DEC2HEX([.B23])" office:value-type="string">
            <text:p>15</text:p>
          </table:table-cell>
          <table:table-cell table:style-name="ce21" office:value-type="float" office:value="5">
            <text:p>5</text:p>
          </table:table-cell>
          <table:table-cell table:style-name="ce21" table:formula="oooc:=[.F22]+1" office:value-type="float" office:value="53">
            <text:p>53</text:p>
          </table:table-cell>
          <table:table-cell table:style-name="ce21" table:formula="oooc:=DEC2OCT([.F23])" office:value-type="string">
            <text:p>65</text:p>
          </table:table-cell>
          <table:table-cell table:style-name="ce21" table:formula="oooc:=DEC2HEX([.F23])" office:value-type="string">
            <text:p>35</text:p>
          </table:table-cell>
          <table:table-cell table:style-name="ce22" office:value-type="string">
            <text:p>U</text:p>
          </table:table-cell>
          <table:table-cell table:style-name="ce22" table:formula="oooc:=[.J22]+1" office:value-type="float" office:value="85">
            <text:p>85</text:p>
          </table:table-cell>
          <table:table-cell table:style-name="ce22" table:formula="oooc:=DEC2OCT([.J23])" office:value-type="string">
            <text:p>125</text:p>
          </table:table-cell>
          <table:table-cell table:style-name="ce22" table:formula="oooc:=DEC2HEX([.J23])" office:value-type="string">
            <text:p>55</text:p>
          </table:table-cell>
          <table:table-cell table:style-name="ce22" office:value-type="string">
            <text:p>u</text:p>
          </table:table-cell>
          <table:table-cell table:style-name="ce22" table:formula="oooc:=[.N22]+1" office:value-type="float" office:value="117">
            <text:p>117</text:p>
          </table:table-cell>
          <table:table-cell table:style-name="ce22" table:formula="oooc:=DEC2OCT([.N23])" office:value-type="string">
            <text:p>165</text:p>
          </table:table-cell>
          <table:table-cell table:style-name="ce22" table:formula="oooc:=DEC2HEX([.N23])" office:value-type="string">
            <text:p>75</text:p>
          </table:table-cell>
          <table:table-cell table:style-name="ce23"/>
        </table:table-row>
        <table:table-row table:style-name="ro2">
          <table:table-cell table:style-name="ce21" office:value-type="string">
            <text:p>(SYN)</text:p>
          </table:table-cell>
          <table:table-cell table:style-name="ce21" table:formula="oooc:=[.B23]+1" office:value-type="float" office:value="22">
            <text:p>22</text:p>
          </table:table-cell>
          <table:table-cell table:style-name="ce21" table:formula="oooc:=DEC2OCT([.B24])" office:value-type="string">
            <text:p>26</text:p>
          </table:table-cell>
          <table:table-cell table:style-name="ce21" table:formula="oooc:=DEC2HEX([.B24])" office:value-type="string">
            <text:p>16</text:p>
          </table:table-cell>
          <table:table-cell table:style-name="ce21" office:value-type="float" office:value="6">
            <text:p>6</text:p>
          </table:table-cell>
          <table:table-cell table:style-name="ce21" table:formula="oooc:=[.F23]+1" office:value-type="float" office:value="54">
            <text:p>54</text:p>
          </table:table-cell>
          <table:table-cell table:style-name="ce21" table:formula="oooc:=DEC2OCT([.F24])" office:value-type="string">
            <text:p>66</text:p>
          </table:table-cell>
          <table:table-cell table:style-name="ce21" table:formula="oooc:=DEC2HEX([.F24])" office:value-type="string">
            <text:p>36</text:p>
          </table:table-cell>
          <table:table-cell table:style-name="ce22" office:value-type="string">
            <text:p>V</text:p>
          </table:table-cell>
          <table:table-cell table:style-name="ce22" table:formula="oooc:=[.J23]+1" office:value-type="float" office:value="86">
            <text:p>86</text:p>
          </table:table-cell>
          <table:table-cell table:style-name="ce22" table:formula="oooc:=DEC2OCT([.J24])" office:value-type="string">
            <text:p>126</text:p>
          </table:table-cell>
          <table:table-cell table:style-name="ce22" table:formula="oooc:=DEC2HEX([.J24])" office:value-type="string">
            <text:p>56</text:p>
          </table:table-cell>
          <table:table-cell table:style-name="ce22" office:value-type="string">
            <text:p>v</text:p>
          </table:table-cell>
          <table:table-cell table:style-name="ce22" table:formula="oooc:=[.N23]+1" office:value-type="float" office:value="118">
            <text:p>118</text:p>
          </table:table-cell>
          <table:table-cell table:style-name="ce22" table:formula="oooc:=DEC2OCT([.N24])" office:value-type="string">
            <text:p>166</text:p>
          </table:table-cell>
          <table:table-cell table:style-name="ce22" table:formula="oooc:=DEC2HEX([.N24])" office:value-type="string">
            <text:p>76</text:p>
          </table:table-cell>
          <table:table-cell table:style-name="ce23"/>
        </table:table-row>
        <table:table-row table:style-name="ro2">
          <table:table-cell table:style-name="ce21" office:value-type="string">
            <text:p>(ETB)</text:p>
          </table:table-cell>
          <table:table-cell table:style-name="ce21" table:formula="oooc:=[.B24]+1" office:value-type="float" office:value="23">
            <text:p>23</text:p>
          </table:table-cell>
          <table:table-cell table:style-name="ce21" table:formula="oooc:=DEC2OCT([.B25])" office:value-type="string">
            <text:p>27</text:p>
          </table:table-cell>
          <table:table-cell table:style-name="ce21" table:formula="oooc:=DEC2HEX([.B25])" office:value-type="string">
            <text:p>17</text:p>
          </table:table-cell>
          <table:table-cell table:style-name="ce21" office:value-type="float" office:value="7">
            <text:p>7</text:p>
          </table:table-cell>
          <table:table-cell table:style-name="ce21" table:formula="oooc:=[.F24]+1" office:value-type="float" office:value="55">
            <text:p>55</text:p>
          </table:table-cell>
          <table:table-cell table:style-name="ce21" table:formula="oooc:=DEC2OCT([.F25])" office:value-type="string">
            <text:p>67</text:p>
          </table:table-cell>
          <table:table-cell table:style-name="ce21" table:formula="oooc:=DEC2HEX([.F25])" office:value-type="string">
            <text:p>37</text:p>
          </table:table-cell>
          <table:table-cell table:style-name="ce22" office:value-type="string">
            <text:p>W</text:p>
          </table:table-cell>
          <table:table-cell table:style-name="ce22" table:formula="oooc:=[.J24]+1" office:value-type="float" office:value="87">
            <text:p>87</text:p>
          </table:table-cell>
          <table:table-cell table:style-name="ce22" table:formula="oooc:=DEC2OCT([.J25])" office:value-type="string">
            <text:p>127</text:p>
          </table:table-cell>
          <table:table-cell table:style-name="ce22" table:formula="oooc:=DEC2HEX([.J25])" office:value-type="string">
            <text:p>57</text:p>
          </table:table-cell>
          <table:table-cell table:style-name="ce22" office:value-type="string">
            <text:p>w</text:p>
          </table:table-cell>
          <table:table-cell table:style-name="ce22" table:formula="oooc:=[.N24]+1" office:value-type="float" office:value="119">
            <text:p>119</text:p>
          </table:table-cell>
          <table:table-cell table:style-name="ce22" table:formula="oooc:=DEC2OCT([.N25])" office:value-type="string">
            <text:p>167</text:p>
          </table:table-cell>
          <table:table-cell table:style-name="ce22" table:formula="oooc:=DEC2HEX([.N25])" office:value-type="string">
            <text:p>77</text:p>
          </table:table-cell>
          <table:table-cell table:style-name="ce23"/>
        </table:table-row>
        <table:table-row table:style-name="ro2">
          <table:table-cell table:style-name="ce21" office:value-type="string">
            <text:p>(CAN)</text:p>
          </table:table-cell>
          <table:table-cell table:style-name="ce21" table:formula="oooc:=[.B25]+1" office:value-type="float" office:value="24">
            <text:p>24</text:p>
          </table:table-cell>
          <table:table-cell table:style-name="ce21" table:formula="oooc:=DEC2OCT([.B26])" office:value-type="string">
            <text:p>30</text:p>
          </table:table-cell>
          <table:table-cell table:style-name="ce21" table:formula="oooc:=DEC2HEX([.B26])" office:value-type="string">
            <text:p>18</text:p>
          </table:table-cell>
          <table:table-cell table:style-name="ce21" office:value-type="float" office:value="8">
            <text:p>8</text:p>
          </table:table-cell>
          <table:table-cell table:style-name="ce21" table:formula="oooc:=[.F25]+1" office:value-type="float" office:value="56">
            <text:p>56</text:p>
          </table:table-cell>
          <table:table-cell table:style-name="ce21" table:formula="oooc:=DEC2OCT([.F26])" office:value-type="string">
            <text:p>70</text:p>
          </table:table-cell>
          <table:table-cell table:style-name="ce21" table:formula="oooc:=DEC2HEX([.F26])" office:value-type="string">
            <text:p>38</text:p>
          </table:table-cell>
          <table:table-cell table:style-name="ce22" office:value-type="string">
            <text:p>X</text:p>
          </table:table-cell>
          <table:table-cell table:style-name="ce22" table:formula="oooc:=[.J25]+1" office:value-type="float" office:value="88">
            <text:p>88</text:p>
          </table:table-cell>
          <table:table-cell table:style-name="ce22" table:formula="oooc:=DEC2OCT([.J26])" office:value-type="string">
            <text:p>130</text:p>
          </table:table-cell>
          <table:table-cell table:style-name="ce22" table:formula="oooc:=DEC2HEX([.J26])" office:value-type="string">
            <text:p>58</text:p>
          </table:table-cell>
          <table:table-cell table:style-name="ce22" office:value-type="string">
            <text:p>x</text:p>
          </table:table-cell>
          <table:table-cell table:style-name="ce22" table:formula="oooc:=[.N25]+1" office:value-type="float" office:value="120">
            <text:p>120</text:p>
          </table:table-cell>
          <table:table-cell table:style-name="ce22" table:formula="oooc:=DEC2OCT([.N26])" office:value-type="string">
            <text:p>170</text:p>
          </table:table-cell>
          <table:table-cell table:style-name="ce22" table:formula="oooc:=DEC2HEX([.N26])" office:value-type="string">
            <text:p>78</text:p>
          </table:table-cell>
          <table:table-cell table:style-name="ce23"/>
        </table:table-row>
        <table:table-row table:style-name="ro2">
          <table:table-cell table:style-name="ce21" office:value-type="string">
            <text:p>(EM)</text:p>
          </table:table-cell>
          <table:table-cell table:style-name="ce21" table:formula="oooc:=[.B26]+1" office:value-type="float" office:value="25">
            <text:p>25</text:p>
          </table:table-cell>
          <table:table-cell table:style-name="ce21" table:formula="oooc:=DEC2OCT([.B27])" office:value-type="string">
            <text:p>31</text:p>
          </table:table-cell>
          <table:table-cell table:style-name="ce21" table:formula="oooc:=DEC2HEX([.B27])" office:value-type="string">
            <text:p>19</text:p>
          </table:table-cell>
          <table:table-cell table:style-name="ce21" office:value-type="float" office:value="9">
            <text:p>9</text:p>
          </table:table-cell>
          <table:table-cell table:style-name="ce21" table:formula="oooc:=[.F26]+1" office:value-type="float" office:value="57">
            <text:p>57</text:p>
          </table:table-cell>
          <table:table-cell table:style-name="ce21" table:formula="oooc:=DEC2OCT([.F27])" office:value-type="string">
            <text:p>71</text:p>
          </table:table-cell>
          <table:table-cell table:style-name="ce21" table:formula="oooc:=DEC2HEX([.F27])" office:value-type="string">
            <text:p>39</text:p>
          </table:table-cell>
          <table:table-cell table:style-name="ce22" office:value-type="string">
            <text:p>Y</text:p>
          </table:table-cell>
          <table:table-cell table:style-name="ce22" table:formula="oooc:=[.J26]+1" office:value-type="float" office:value="89">
            <text:p>89</text:p>
          </table:table-cell>
          <table:table-cell table:style-name="ce22" table:formula="oooc:=DEC2OCT([.J27])" office:value-type="string">
            <text:p>131</text:p>
          </table:table-cell>
          <table:table-cell table:style-name="ce22" table:formula="oooc:=DEC2HEX([.J27])" office:value-type="string">
            <text:p>59</text:p>
          </table:table-cell>
          <table:table-cell table:style-name="ce22" office:value-type="string">
            <text:p>y</text:p>
          </table:table-cell>
          <table:table-cell table:style-name="ce22" table:formula="oooc:=[.N26]+1" office:value-type="float" office:value="121">
            <text:p>121</text:p>
          </table:table-cell>
          <table:table-cell table:style-name="ce22" table:formula="oooc:=DEC2OCT([.N27])" office:value-type="string">
            <text:p>171</text:p>
          </table:table-cell>
          <table:table-cell table:style-name="ce22" table:formula="oooc:=DEC2HEX([.N27])" office:value-type="string">
            <text:p>79</text:p>
          </table:table-cell>
          <table:table-cell table:style-name="ce23"/>
        </table:table-row>
        <table:table-row table:style-name="ro2">
          <table:table-cell table:style-name="ce21" office:value-type="string">
            <text:p>(SUB)</text:p>
          </table:table-cell>
          <table:table-cell table:style-name="ce21" table:formula="oooc:=[.B27]+1" office:value-type="float" office:value="26">
            <text:p>26</text:p>
          </table:table-cell>
          <table:table-cell table:style-name="ce21" table:formula="oooc:=DEC2OCT([.B28])" office:value-type="string">
            <text:p>32</text:p>
          </table:table-cell>
          <table:table-cell table:style-name="ce21" table:formula="oooc:=DEC2HEX([.B28])" office:value-type="string">
            <text:p>1A</text:p>
          </table:table-cell>
          <table:table-cell table:style-name="ce21" office:value-type="string">
            <text:p>:</text:p>
          </table:table-cell>
          <table:table-cell table:style-name="ce21" table:formula="oooc:=[.F27]+1" office:value-type="float" office:value="58">
            <text:p>58</text:p>
          </table:table-cell>
          <table:table-cell table:style-name="ce21" table:formula="oooc:=DEC2OCT([.F28])" office:value-type="string">
            <text:p>72</text:p>
          </table:table-cell>
          <table:table-cell table:style-name="ce21" table:formula="oooc:=DEC2HEX([.F28])" office:value-type="string">
            <text:p>3A</text:p>
          </table:table-cell>
          <table:table-cell table:style-name="ce22" office:value-type="string">
            <text:p>Z</text:p>
          </table:table-cell>
          <table:table-cell table:style-name="ce22" table:formula="oooc:=[.J27]+1" office:value-type="float" office:value="90">
            <text:p>90</text:p>
          </table:table-cell>
          <table:table-cell table:style-name="ce22" table:formula="oooc:=DEC2OCT([.J28])" office:value-type="string">
            <text:p>132</text:p>
          </table:table-cell>
          <table:table-cell table:style-name="ce22" table:formula="oooc:=DEC2HEX([.J28])" office:value-type="string">
            <text:p>5A</text:p>
          </table:table-cell>
          <table:table-cell table:style-name="ce22" office:value-type="string">
            <text:p>z</text:p>
          </table:table-cell>
          <table:table-cell table:style-name="ce22" table:formula="oooc:=[.N27]+1" office:value-type="float" office:value="122">
            <text:p>122</text:p>
          </table:table-cell>
          <table:table-cell table:style-name="ce22" table:formula="oooc:=DEC2OCT([.N28])" office:value-type="string">
            <text:p>172</text:p>
          </table:table-cell>
          <table:table-cell table:style-name="ce22" table:formula="oooc:=DEC2HEX([.N28])" office:value-type="string">
            <text:p>7A</text:p>
          </table:table-cell>
          <table:table-cell table:style-name="ce23"/>
        </table:table-row>
        <table:table-row table:style-name="ro2">
          <table:table-cell table:style-name="ce21" office:value-type="string">
            <text:p>(ESC)</text:p>
          </table:table-cell>
          <table:table-cell table:style-name="ce21" table:formula="oooc:=[.B28]+1" office:value-type="float" office:value="27">
            <text:p>27</text:p>
          </table:table-cell>
          <table:table-cell table:style-name="ce21" table:formula="oooc:=DEC2OCT([.B29])" office:value-type="string">
            <text:p>33</text:p>
          </table:table-cell>
          <table:table-cell table:style-name="ce21" table:formula="oooc:=DEC2HEX([.B29])" office:value-type="string">
            <text:p>1B</text:p>
          </table:table-cell>
          <table:table-cell table:style-name="ce21" office:value-type="string">
            <text:p>;</text:p>
          </table:table-cell>
          <table:table-cell table:style-name="ce21" table:formula="oooc:=[.F28]+1" office:value-type="float" office:value="59">
            <text:p>59</text:p>
          </table:table-cell>
          <table:table-cell table:style-name="ce21" table:formula="oooc:=DEC2OCT([.F29])" office:value-type="string">
            <text:p>73</text:p>
          </table:table-cell>
          <table:table-cell table:style-name="ce21" table:formula="oooc:=DEC2HEX([.F29])" office:value-type="string">
            <text:p>3B</text:p>
          </table:table-cell>
          <table:table-cell table:style-name="ce22" office:value-type="string">
            <text:p>[</text:p>
          </table:table-cell>
          <table:table-cell table:style-name="ce22" table:formula="oooc:=[.J28]+1" office:value-type="float" office:value="91">
            <text:p>91</text:p>
          </table:table-cell>
          <table:table-cell table:style-name="ce22" table:formula="oooc:=DEC2OCT([.J29])" office:value-type="string">
            <text:p>133</text:p>
          </table:table-cell>
          <table:table-cell table:style-name="ce22" table:formula="oooc:=DEC2HEX([.J29])" office:value-type="string">
            <text:p>5B</text:p>
          </table:table-cell>
          <table:table-cell table:style-name="ce22" office:value-type="string">
            <text:p>{</text:p>
          </table:table-cell>
          <table:table-cell table:style-name="ce22" table:formula="oooc:=[.N28]+1" office:value-type="float" office:value="123">
            <text:p>123</text:p>
          </table:table-cell>
          <table:table-cell table:style-name="ce22" table:formula="oooc:=DEC2OCT([.N29])" office:value-type="string">
            <text:p>173</text:p>
          </table:table-cell>
          <table:table-cell table:style-name="ce22" table:formula="oooc:=DEC2HEX([.N29])" office:value-type="string">
            <text:p>7B</text:p>
          </table:table-cell>
          <table:table-cell table:style-name="ce23"/>
        </table:table-row>
        <table:table-row table:style-name="ro2">
          <table:table-cell table:style-name="ce21" office:value-type="string">
            <text:p>(FS)</text:p>
          </table:table-cell>
          <table:table-cell table:style-name="ce21" table:formula="oooc:=[.B29]+1" office:value-type="float" office:value="28">
            <text:p>28</text:p>
          </table:table-cell>
          <table:table-cell table:style-name="ce21" table:formula="oooc:=DEC2OCT([.B30])" office:value-type="string">
            <text:p>34</text:p>
          </table:table-cell>
          <table:table-cell table:style-name="ce21" table:formula="oooc:=DEC2HEX([.B30])" office:value-type="string">
            <text:p>1C</text:p>
          </table:table-cell>
          <table:table-cell table:style-name="ce21" office:value-type="string">
            <text:p>&lt;</text:p>
          </table:table-cell>
          <table:table-cell table:style-name="ce21" table:formula="oooc:=[.F29]+1" office:value-type="float" office:value="60">
            <text:p>60</text:p>
          </table:table-cell>
          <table:table-cell table:style-name="ce21" table:formula="oooc:=DEC2OCT([.F30])" office:value-type="string">
            <text:p>74</text:p>
          </table:table-cell>
          <table:table-cell table:style-name="ce21" table:formula="oooc:=DEC2HEX([.F30])" office:value-type="string">
            <text:p>3C</text:p>
          </table:table-cell>
          <table:table-cell table:style-name="ce22" office:value-type="string">
            <text:p>\</text:p>
          </table:table-cell>
          <table:table-cell table:style-name="ce22" table:formula="oooc:=[.J29]+1" office:value-type="float" office:value="92">
            <text:p>92</text:p>
          </table:table-cell>
          <table:table-cell table:style-name="ce22" table:formula="oooc:=DEC2OCT([.J30])" office:value-type="string">
            <text:p>134</text:p>
          </table:table-cell>
          <table:table-cell table:style-name="ce22" table:formula="oooc:=DEC2HEX([.J30])" office:value-type="string">
            <text:p>5C</text:p>
          </table:table-cell>
          <table:table-cell table:style-name="ce22" office:value-type="string">
            <text:p>|</text:p>
          </table:table-cell>
          <table:table-cell table:style-name="ce22" table:formula="oooc:=[.N29]+1" office:value-type="float" office:value="124">
            <text:p>124</text:p>
          </table:table-cell>
          <table:table-cell table:style-name="ce22" table:formula="oooc:=DEC2OCT([.N30])" office:value-type="string">
            <text:p>174</text:p>
          </table:table-cell>
          <table:table-cell table:style-name="ce22" table:formula="oooc:=DEC2HEX([.N30])" office:value-type="string">
            <text:p>7C</text:p>
          </table:table-cell>
          <table:table-cell table:style-name="ce23"/>
        </table:table-row>
        <table:table-row table:style-name="ro2">
          <table:table-cell table:style-name="ce21" office:value-type="string">
            <text:p>(GS)</text:p>
          </table:table-cell>
          <table:table-cell table:style-name="ce21" table:formula="oooc:=[.B30]+1" office:value-type="float" office:value="29">
            <text:p>29</text:p>
          </table:table-cell>
          <table:table-cell table:style-name="ce21" table:formula="oooc:=DEC2OCT([.B31])" office:value-type="string">
            <text:p>35</text:p>
          </table:table-cell>
          <table:table-cell table:style-name="ce21" table:formula="oooc:=DEC2HEX([.B31])" office:value-type="string">
            <text:p>1D</text:p>
          </table:table-cell>
          <table:table-cell table:style-name="ce25" office:value-type="string">
            <text:p>=</text:p>
          </table:table-cell>
          <table:table-cell table:style-name="ce21" table:formula="oooc:=[.F30]+1" office:value-type="float" office:value="61">
            <text:p>61</text:p>
          </table:table-cell>
          <table:table-cell table:style-name="ce21" table:formula="oooc:=DEC2OCT([.F31])" office:value-type="string">
            <text:p>75</text:p>
          </table:table-cell>
          <table:table-cell table:style-name="ce21" table:formula="oooc:=DEC2HEX([.F31])" office:value-type="string">
            <text:p>3D</text:p>
          </table:table-cell>
          <table:table-cell table:style-name="ce22" office:value-type="string">
            <text:p>]</text:p>
          </table:table-cell>
          <table:table-cell table:style-name="ce22" table:formula="oooc:=[.J30]+1" office:value-type="float" office:value="93">
            <text:p>93</text:p>
          </table:table-cell>
          <table:table-cell table:style-name="ce22" table:formula="oooc:=DEC2OCT([.J31])" office:value-type="string">
            <text:p>135</text:p>
          </table:table-cell>
          <table:table-cell table:style-name="ce22" table:formula="oooc:=DEC2HEX([.J31])" office:value-type="string">
            <text:p>5D</text:p>
          </table:table-cell>
          <table:table-cell table:style-name="ce22" office:value-type="string">
            <text:p>}</text:p>
          </table:table-cell>
          <table:table-cell table:style-name="ce22" table:formula="oooc:=[.N30]+1" office:value-type="float" office:value="125">
            <text:p>125</text:p>
          </table:table-cell>
          <table:table-cell table:style-name="ce22" table:formula="oooc:=DEC2OCT([.N31])" office:value-type="string">
            <text:p>175</text:p>
          </table:table-cell>
          <table:table-cell table:style-name="ce22" table:formula="oooc:=DEC2HEX([.N31])" office:value-type="string">
            <text:p>7D</text:p>
          </table:table-cell>
          <table:table-cell table:style-name="ce23"/>
        </table:table-row>
        <table:table-row table:style-name="ro2">
          <table:table-cell table:style-name="ce21" office:value-type="string">
            <text:p>(RS)</text:p>
          </table:table-cell>
          <table:table-cell table:style-name="ce21" table:formula="oooc:=[.B31]+1" office:value-type="float" office:value="30">
            <text:p>30</text:p>
          </table:table-cell>
          <table:table-cell table:style-name="ce21" table:formula="oooc:=DEC2OCT([.B32])" office:value-type="string">
            <text:p>36</text:p>
          </table:table-cell>
          <table:table-cell table:style-name="ce21" table:formula="oooc:=DEC2HEX([.B32])" office:value-type="string">
            <text:p>1E</text:p>
          </table:table-cell>
          <table:table-cell table:style-name="ce21" office:value-type="string">
            <text:p>&gt;</text:p>
          </table:table-cell>
          <table:table-cell table:style-name="ce21" table:formula="oooc:=[.F31]+1" office:value-type="float" office:value="62">
            <text:p>62</text:p>
          </table:table-cell>
          <table:table-cell table:style-name="ce21" table:formula="oooc:=DEC2OCT([.F32])" office:value-type="string">
            <text:p>76</text:p>
          </table:table-cell>
          <table:table-cell table:style-name="ce21" table:formula="oooc:=DEC2HEX([.F32])" office:value-type="string">
            <text:p>3E</text:p>
          </table:table-cell>
          <table:table-cell table:style-name="ce22" office:value-type="string">
            <text:p>^</text:p>
          </table:table-cell>
          <table:table-cell table:style-name="ce22" table:formula="oooc:=[.J31]+1" office:value-type="float" office:value="94">
            <text:p>94</text:p>
          </table:table-cell>
          <table:table-cell table:style-name="ce22" table:formula="oooc:=DEC2OCT([.J32])" office:value-type="string">
            <text:p>136</text:p>
          </table:table-cell>
          <table:table-cell table:style-name="ce22" table:formula="oooc:=DEC2HEX([.J32])" office:value-type="string">
            <text:p>5E</text:p>
          </table:table-cell>
          <table:table-cell table:style-name="ce22" office:value-type="string">
            <text:p>~</text:p>
          </table:table-cell>
          <table:table-cell table:style-name="ce22" table:formula="oooc:=[.N31]+1" office:value-type="float" office:value="126">
            <text:p>126</text:p>
          </table:table-cell>
          <table:table-cell table:style-name="ce22" table:formula="oooc:=DEC2OCT([.N32])" office:value-type="string">
            <text:p>176</text:p>
          </table:table-cell>
          <table:table-cell table:style-name="ce22" table:formula="oooc:=DEC2HEX([.N32])" office:value-type="string">
            <text:p>7E</text:p>
          </table:table-cell>
          <table:table-cell table:style-name="ce23"/>
        </table:table-row>
        <table:table-row table:style-name="ro2">
          <table:table-cell table:style-name="ce21" office:value-type="string">
            <text:p>(US)</text:p>
          </table:table-cell>
          <table:table-cell table:style-name="ce21" table:formula="oooc:=[.B32]+1" office:value-type="float" office:value="31">
            <text:p>31</text:p>
          </table:table-cell>
          <table:table-cell table:style-name="ce21" table:formula="oooc:=DEC2OCT([.B33])" office:value-type="string">
            <text:p>37</text:p>
          </table:table-cell>
          <table:table-cell table:style-name="ce21" table:formula="oooc:=DEC2HEX([.B33])" office:value-type="string">
            <text:p>1F</text:p>
          </table:table-cell>
          <table:table-cell table:style-name="ce21" office:value-type="string">
            <text:p>?</text:p>
          </table:table-cell>
          <table:table-cell table:style-name="ce21" table:formula="oooc:=[.F32]+1" office:value-type="float" office:value="63">
            <text:p>63</text:p>
          </table:table-cell>
          <table:table-cell table:style-name="ce21" table:formula="oooc:=DEC2OCT([.F33])" office:value-type="string">
            <text:p>77</text:p>
          </table:table-cell>
          <table:table-cell table:style-name="ce21" table:formula="oooc:=DEC2HEX([.F33])" office:value-type="string">
            <text:p>3F</text:p>
          </table:table-cell>
          <table:table-cell table:style-name="ce22" office:value-type="string">
            <text:p>_</text:p>
          </table:table-cell>
          <table:table-cell table:style-name="ce22" table:formula="oooc:=[.J32]+1" office:value-type="float" office:value="95">
            <text:p>95</text:p>
          </table:table-cell>
          <table:table-cell table:style-name="ce22" table:formula="oooc:=DEC2OCT([.J33])" office:value-type="string">
            <text:p>137</text:p>
          </table:table-cell>
          <table:table-cell table:style-name="ce22" table:formula="oooc:=DEC2HEX([.J33])" office:value-type="string">
            <text:p>5F</text:p>
          </table:table-cell>
          <table:table-cell table:style-name="ce22" office:value-type="string">
            <text:p>(DEL)</text:p>
          </table:table-cell>
          <table:table-cell table:style-name="ce22" table:formula="oooc:=[.N32]+1" office:value-type="float" office:value="127">
            <text:p>127</text:p>
          </table:table-cell>
          <table:table-cell table:style-name="ce22" table:formula="oooc:=DEC2OCT([.N33])" office:value-type="string">
            <text:p>177</text:p>
          </table:table-cell>
          <table:table-cell table:style-name="ce22" table:formula="oooc:=DEC2HEX([.N33])" office:value-type="string">
            <text:p>7F</text:p>
          </table:table-cell>
          <table:table-cell table:style-name="ce23"/>
        </table:table-row>
        <table:table-row table:style-name="ro2">
          <table:table-cell table:number-columns-repeated="16"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